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FFEEDD0F.svm" manifest:media-type="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34in" svg:height="5.3752in" svg:x="0.4445in" svg:y="3.0638in">
            <draw:object draw:notify-on-update-of-ranges="Sheet1.C4:Sheet1.C14 Sheet1.A2:Sheet1.A2 Sheet1.F4:Sheet1.F14 Sheet1.I4:Sheet1.I14 Sheet1.I4:Sheet1.I14 Sheet1.AE2:Sheet1.AE2 Sheet1.AJ4:Sheet1.AJ14 Sheet1.W4:Sheet1.W14 Sheet1.W4:Sheet1.W14 Sheet1.U2:Sheet1.U2 Sheet1.Z4:Sheet1.Z14 Sheet1.M4:Sheet1.M14 Sheet1.K2:Sheet1.K2 Sheet1.P4:Sheet1.P14 Sheet1.S4:Sheet1.S14 Sheet1.S4:Sheet1.S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8" table:default-cell-style-name="Default"/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 table:number-columns-spanned="6" table:number-rows-spanned="1">
            <text:p>VUV3 CT @ -100C, run 2</text:p>
          </table:table-cell>
          <table:covered-table-cell table:number-columns-repeated="5"/>
          <table:table-cell table:number-columns-repeated="4"/>
          <table:table-cell table:style-name="ce1" office:value-type="string" calcext:value-type="string" table:number-columns-spanned="6" table:number-rows-spanned="1">
            <text:p>VUV3 CT @ -100C, run 3</text:p>
          </table:table-cell>
          <table:covered-table-cell table:number-columns-repeated="5"/>
          <table:table-cell table:number-columns-repeated="4"/>
          <table:table-cell table:style-name="ce1" office:value-type="string" calcext:value-type="string" table:number-columns-spanned="6" table:number-rows-spanned="1">
            <text:p>VUV3 CT @ -100C, run 4</text:p>
          </table:table-cell>
          <table:covered-table-cell table:number-columns-repeated="5"/>
          <table:table-cell table:number-columns-repeated="4"/>
          <table:table-cell table:style-name="ce1" office:value-type="string" calcext:value-type="string" table:number-columns-spanned="6" table:number-rows-spanned="1">
            <text:p>VUV3 CT @ -100C, run 5</text:p>
          </table:table-cell>
          <table:covered-table-cell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/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/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/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LN([.D4]/[.E4])" office:value-type="string" office:string-value="" calcext:value-type="error">
            <text:p>#DIV/0!</text:p>
          </table:table-cell>
          <table:table-cell table:formula="of:=[.D4]/[.E4]" office:value-type="string" office:string-value="" calcext:value-type="error">
            <text:p>#DIV/0!</text:p>
          </table:table-cell>
          <table:table-cell table:formula="of:=SQRT([.G4]*(1-[.G4]))/[.E4]" office:value-type="string" office:string-value="" calcext:value-type="error">
            <text:p>#DIV/0!</text:p>
          </table:table-cell>
          <table:table-cell table:formula="of:=[.H4]/[.G4]" office:value-type="string" office:string-value="" calcext:value-type="error">
            <text:p>#DIV/0!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9" calcext:value-type="float">
            <text:p>819</text:p>
          </table:table-cell>
          <table:table-cell table:formula="of:=-LN([.N4]/[.O4])" office:value-type="float" office:value="-0" calcext:value-type="float">
            <text:p>0</text:p>
          </table:table-cell>
          <table:table-cell table:formula="of:=[.N4]/[.O4]" office:value-type="float" office:value="1" calcext:value-type="float">
            <text:p>1</text:p>
          </table:table-cell>
          <table:table-cell table:formula="of:=SQRT([.Q4]*(1-[.Q4]))/[.O4]" office:value-type="float" office:value="0" calcext:value-type="float">
            <text:p>0</text:p>
          </table:table-cell>
          <table:table-cell table:formula="of:=[.R4]/[.Q4]" office:value-type="float" office:value="0" calcext:value-type="float">
            <text:p>0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-LN([.X4]/[.Y4])" office:value-type="string" office:string-value="" calcext:value-type="error">
            <text:p>#DIV/0!</text:p>
          </table:table-cell>
          <table:table-cell table:formula="of:=[.X4]/[.Y4]" office:value-type="string" office:string-value="" calcext:value-type="error">
            <text:p>#DIV/0!</text:p>
          </table:table-cell>
          <table:table-cell table:formula="of:=SQRT([.AA4]*(1-[.AA4]))/[.Y4]" office:value-type="string" office:string-value="" calcext:value-type="error">
            <text:p>#DIV/0!</text:p>
          </table:table-cell>
          <table:table-cell table:formula="of:=[.AB4]/[.AA4]" office:value-type="string" office:string-value="" calcext:value-type="error">
            <text:p>#DIV/0!</text:p>
          </table:table-cell>
          <table:table-cell/>
          <table:table-cell office:value-type="float" office:value="1637" calcext:value-type="float">
            <text:p>1637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office:value-type="float" office:value="9955" calcext:value-type="float">
            <text:p>9955</text:p>
          </table:table-cell>
          <table:table-cell office:value-type="float" office:value="9986" calcext:value-type="float">
            <text:p>9986</text:p>
          </table:table-cell>
          <table:table-cell table:formula="of:=-LN([.AH4]/[.AI4])" office:value-type="float" office:value="0.00310917456225797" calcext:value-type="float">
            <text:p>0.0031091746</text:p>
          </table:table-cell>
          <table:table-cell table:formula="of:=[.AH4]/[.AI4]" office:value-type="float" office:value="0.996895653915482" calcext:value-type="float">
            <text:p>0.9968956539</text:p>
          </table:table-cell>
          <table:table-cell table:formula="of:=SQRT([.AK4]*(1-[.AK4]))/[.AI4]" office:value-type="float" office:value="0.00000557081011735128" calcext:value-type="float">
            <text:p>5.57081011735128E-006</text:p>
          </table:table-cell>
          <table:table-cell table:formula="of:=[.AL4]/[.AK4]" office:value-type="float" office:value="0.00000558815769280461" calcext:value-type="float">
            <text:p>5.58815769280461E-006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000" calcext:value-type="float">
            <text:p>1000</text:p>
          </table:table-cell>
          <table:table-cell table:formula="of:=-LN([.AO4]/[.AP4])" office:value-type="float" office:value="0.00601807232556302" calcext:value-type="float">
            <text:p>0.006018072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8939" calcext:value-type="float">
            <text:p>8939</text:p>
          </table:table-cell>
          <table:table-cell office:value-type="float" office:value="9103" calcext:value-type="float">
            <text:p>9103</text:p>
          </table:table-cell>
          <table:table-cell table:formula="of:=-LN([.D5]/[.E5])" office:value-type="float" office:value="0.0181803034174362" calcext:value-type="float">
            <text:p>0.0181803034</text:p>
          </table:table-cell>
          <table:table-cell table:formula="of:=[.D5]/[.E5]" office:value-type="float" office:value="0.981983961331429" calcext:value-type="float">
            <text:p>0.9819839613</text:p>
          </table:table-cell>
          <table:table-cell table:formula="of:=SQRT([.G5]*(1-[.G5]))/[.E5]" office:value-type="float" office:value="0.0000146115842722554" calcext:value-type="float">
            <text:p>1.46115842722554E-005</text:p>
          </table:table-cell>
          <table:table-cell table:formula="of:=[.H5]/[.G5]" office:value-type="float" office:value="0.0000148796567435218" calcext:value-type="float">
            <text:p>1.48796567435218E-005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2875" calcext:value-type="float">
            <text:p>2875</text:p>
          </table:table-cell>
          <table:table-cell office:value-type="float" office:value="2952" calcext:value-type="float">
            <text:p>2952</text:p>
          </table:table-cell>
          <table:table-cell table:formula="of:=-LN([.N5]/[.O5])" office:value-type="float" office:value="0.0264302324889123" calcext:value-type="float">
            <text:p>0.0264302325</text:p>
          </table:table-cell>
          <table:table-cell table:formula="of:=[.N5]/[.O5]" office:value-type="float" office:value="0.973915989159892" calcext:value-type="float">
            <text:p>0.9739159892</text:p>
          </table:table-cell>
          <table:table-cell table:formula="of:=SQRT([.Q5]*(1-[.Q5]))/[.O5]" office:value-type="float" office:value="0.0000539922692385288" calcext:value-type="float">
            <text:p>5.39922692385288E-005</text:p>
          </table:table-cell>
          <table:table-cell table:formula="of:=[.R5]/[.Q5]" office:value-type="float" office:value="0.0000554383230581346" calcext:value-type="float">
            <text:p>5.54383230581346E-005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-LN([.X5]/[.Y5])" office:value-type="string" office:string-value="" calcext:value-type="error">
            <text:p>#DIV/0!</text:p>
          </table:table-cell>
          <table:table-cell table:formula="of:=[.X5]/[.Y5]" office:value-type="string" office:string-value="" calcext:value-type="error">
            <text:p>#DIV/0!</text:p>
          </table:table-cell>
          <table:table-cell table:formula="of:=SQRT([.AA5]*(1-[.AA5]))/[.Y5]" office:value-type="string" office:string-value="" calcext:value-type="error">
            <text:p>#DIV/0!</text:p>
          </table:table-cell>
          <table:table-cell table:formula="of:=[.AB5]/[.AA5]" office:value-type="string" office:string-value="" calcext:value-type="error">
            <text:p>#DIV/0!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9824" calcext:value-type="float">
            <text:p>9824</text:p>
          </table:table-cell>
          <table:table-cell office:value-type="float" office:value="10000" calcext:value-type="float">
            <text:p>10000</text:p>
          </table:table-cell>
          <table:table-cell table:formula="of:=-LN([.AH5]/[.AI5])" office:value-type="float" office:value="0.017756721589259" calcext:value-type="float">
            <text:p>0.0177567216</text:p>
          </table:table-cell>
          <table:table-cell table:formula="of:=[.AH5]/[.AI5]" office:value-type="float" office:value="0.9824" calcext:value-type="float">
            <text:p>0.9824</text:p>
          </table:table-cell>
          <table:table-cell table:formula="of:=SQRT([.AK5]*(1-[.AK5]))/[.AI5]" office:value-type="float" office:value="0.0000131492357192348" calcext:value-type="float">
            <text:p>1.31492357192348E-005</text:p>
          </table:table-cell>
          <table:table-cell table:formula="of:=[.AL5]/[.AK5]" office:value-type="float" office:value="0.0000133848083461266" calcext:value-type="float">
            <text:p>1.33848083461266E-005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1881" calcext:value-type="float">
            <text:p>1881</text:p>
          </table:table-cell>
          <table:table-cell table:formula="of:=-LN([.AO5]/[.AP5])" office:value-type="float" office:value="0.371749644984587" calcext:value-type="float">
            <text:p>0.37174964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9374" calcext:value-type="float">
            <text:p>9374</text:p>
          </table:table-cell>
          <table:table-cell office:value-type="float" office:value="9708" calcext:value-type="float">
            <text:p>9708</text:p>
          </table:table-cell>
          <table:table-cell table:formula="of:=-LN([.D6]/[.E6])" office:value-type="float" office:value="0.0350103883638406" calcext:value-type="float">
            <text:p>0.0350103884</text:p>
          </table:table-cell>
          <table:table-cell table:formula="of:=[.D6]/[.E6]" office:value-type="float" office:value="0.965595385249279" calcext:value-type="float">
            <text:p>0.9655953852</text:p>
          </table:table-cell>
          <table:table-cell table:formula="of:=SQRT([.G6]*(1-[.G6]))/[.E6]" office:value-type="float" office:value="0.0000187748368900942" calcext:value-type="float">
            <text:p>1.87748368900942E-005</text:p>
          </table:table-cell>
          <table:table-cell table:formula="of:=[.H6]/[.G6]" office:value-type="float" office:value="0.0000194437931010278" calcext:value-type="float">
            <text:p>1.94437931010278E-005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9668" calcext:value-type="float">
            <text:p>9668</text:p>
          </table:table-cell>
          <table:table-cell office:value-type="float" office:value="10000" calcext:value-type="float">
            <text:p>10000</text:p>
          </table:table-cell>
          <table:table-cell table:formula="of:=-LN([.N6]/[.O6])" office:value-type="float" office:value="0.0337636301528091" calcext:value-type="float">
            <text:p>0.0337636302</text:p>
          </table:table-cell>
          <table:table-cell table:formula="of:=[.N6]/[.O6]" office:value-type="float" office:value="0.9668" calcext:value-type="float">
            <text:p>0.9668</text:p>
          </table:table-cell>
          <table:table-cell table:formula="of:=SQRT([.Q6]*(1-[.Q6]))/[.O6]" office:value-type="float" office:value="0.0000179158477332221" calcext:value-type="float">
            <text:p>1.79158477332221E-005</text:p>
          </table:table-cell>
          <table:table-cell table:formula="of:=[.R6]/[.Q6]" office:value-type="float" office:value="0.000018531079575116" calcext:value-type="float">
            <text:p>1.8531079575116E-005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-LN([.X6]/[.Y6])" office:value-type="string" office:string-value="" calcext:value-type="error">
            <text:p>#DIV/0!</text:p>
          </table:table-cell>
          <table:table-cell table:formula="of:=[.X6]/[.Y6]" office:value-type="string" office:string-value="" calcext:value-type="error">
            <text:p>#DIV/0!</text:p>
          </table:table-cell>
          <table:table-cell table:formula="of:=SQRT([.AA6]*(1-[.AA6]))/[.Y6]" office:value-type="string" office:string-value="" calcext:value-type="error">
            <text:p>#DIV/0!</text:p>
          </table:table-cell>
          <table:table-cell table:formula="of:=[.AB6]/[.AA6]" office:value-type="string" office:string-value="" calcext:value-type="error">
            <text:p>#DIV/0!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9579" calcext:value-type="float">
            <text:p>9579</text:p>
          </table:table-cell>
          <table:table-cell office:value-type="float" office:value="10000" calcext:value-type="float">
            <text:p>10000</text:p>
          </table:table-cell>
          <table:table-cell table:formula="of:=-LN([.AH6]/[.AI6])" office:value-type="float" office:value="0.0430118905932911" calcext:value-type="float">
            <text:p>0.0430118906</text:p>
          </table:table-cell>
          <table:table-cell table:formula="of:=[.AH6]/[.AI6]" office:value-type="float" office:value="0.9579" calcext:value-type="float">
            <text:p>0.9579</text:p>
          </table:table-cell>
          <table:table-cell table:formula="of:=SQRT([.AK6]*(1-[.AK6]))/[.AI6]" office:value-type="float" office:value="0.0000200817305031215" calcext:value-type="float">
            <text:p>2.00817305031215E-005</text:p>
          </table:table-cell>
          <table:table-cell table:formula="of:=[.AL6]/[.AK6]" office:value-type="float" office:value="0.0000209643287432107" calcext:value-type="float">
            <text:p>2.09643287432107E-005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351" calcext:value-type="float">
            <text:p>9351</text:p>
          </table:table-cell>
          <table:table-cell office:value-type="float" office:value="9984" calcext:value-type="float">
            <text:p>9984</text:p>
          </table:table-cell>
          <table:table-cell table:formula="of:=-LN([.D7]/[.E7])" office:value-type="float" office:value="0.0655005221737621" calcext:value-type="float">
            <text:p>0.0655005222</text:p>
          </table:table-cell>
          <table:table-cell table:formula="of:=[.D7]/[.E7]" office:value-type="float" office:value="0.936598557692308" calcext:value-type="float">
            <text:p>0.9365985577</text:p>
          </table:table-cell>
          <table:table-cell table:formula="of:=SQRT([.G7]*(1-[.G7]))/[.E7]" office:value-type="float" office:value="0.0000244074123752303" calcext:value-type="float">
            <text:p>2.44074123752303E-005</text:p>
          </table:table-cell>
          <table:table-cell table:formula="of:=[.H7]/[.G7]" office:value-type="float" office:value="0.0000260596305373008" calcext:value-type="float">
            <text:p>2.60596305373008E-005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346" calcext:value-type="float">
            <text:p>9346</text:p>
          </table:table-cell>
          <table:table-cell office:value-type="float" office:value="10000" calcext:value-type="float">
            <text:p>10000</text:p>
          </table:table-cell>
          <table:table-cell table:formula="of:=-LN([.N7]/[.O7])" office:value-type="float" office:value="0.0676366487158113" calcext:value-type="float">
            <text:p>0.0676366487</text:p>
          </table:table-cell>
          <table:table-cell table:formula="of:=[.N7]/[.O7]" office:value-type="float" office:value="0.9346" calcext:value-type="float">
            <text:p>0.9346</text:p>
          </table:table-cell>
          <table:table-cell table:formula="of:=SQRT([.Q7]*(1-[.Q7]))/[.O7]" office:value-type="float" office:value="0.0000247230337944193" calcext:value-type="float">
            <text:p>0.000024723</text:p>
          </table:table-cell>
          <table:table-cell table:formula="of:=[.R7]/[.Q7]" office:value-type="float" office:value="0.0000264530641926164" calcext:value-type="float">
            <text:p>2.64530641926164E-005</text:p>
          </table:table-cell>
          <table:table-cell/>
          <table:table-cell office:value-type="float" office:value="1628" calcext:value-type="float">
            <text:p>1628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168" calcext:value-type="float">
            <text:p>9168</text:p>
          </table:table-cell>
          <table:table-cell office:value-type="float" office:value="10000" calcext:value-type="float">
            <text:p>10000</text:p>
          </table:table-cell>
          <table:table-cell table:formula="of:=-LN([.X7]/[.Y7])" office:value-type="float" office:value="0.086865933021662" calcext:value-type="float">
            <text:p>0.086865933</text:p>
          </table:table-cell>
          <table:table-cell table:formula="of:=[.X7]/[.Y7]" office:value-type="float" office:value="0.9168" calcext:value-type="float">
            <text:p>0.9168</text:p>
          </table:table-cell>
          <table:table-cell table:formula="of:=SQRT([.AA7]*(1-[.AA7]))/[.Y7]" office:value-type="float" office:value="0.0000276184286301737" calcext:value-type="float">
            <text:p>2.76184286301737E-005</text:p>
          </table:table-cell>
          <table:table-cell table:formula="of:=[.AB7]/[.AA7]" office:value-type="float" office:value="0.0000301248130782872" calcext:value-type="float">
            <text:p>3.01248130782872E-005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241" calcext:value-type="float">
            <text:p>9241</text:p>
          </table:table-cell>
          <table:table-cell office:value-type="float" office:value="10000" calcext:value-type="float">
            <text:p>10000</text:p>
          </table:table-cell>
          <table:table-cell table:formula="of:=-LN([.AH7]/[.AI7])" office:value-type="float" office:value="0.0789349880881423" calcext:value-type="float">
            <text:p>0.0789349881</text:p>
          </table:table-cell>
          <table:table-cell table:formula="of:=[.AH7]/[.AI7]" office:value-type="float" office:value="0.9241" calcext:value-type="float">
            <text:p>0.9241</text:p>
          </table:table-cell>
          <table:table-cell table:formula="of:=SQRT([.AK7]*(1-[.AK7]))/[.AI7]" office:value-type="float" office:value="0.0000264838044850055" calcext:value-type="float">
            <text:p>2.64838044850055E-005</text:p>
          </table:table-cell>
          <table:table-cell table:formula="of:=[.AL7]/[.AK7]" office:value-type="float" office:value="0.0000286590244400017" calcext:value-type="float">
            <text:p>0.000028659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8955" calcext:value-type="float">
            <text:p>8955</text:p>
          </table:table-cell>
          <table:table-cell office:value-type="float" office:value="10000" calcext:value-type="float">
            <text:p>10000</text:p>
          </table:table-cell>
          <table:table-cell table:formula="of:=-LN([.D8]/[.E8])" office:value-type="float" office:value="0.110373057481371" calcext:value-type="float">
            <text:p>0.1103730575</text:p>
          </table:table-cell>
          <table:table-cell table:formula="of:=[.D8]/[.E8]" office:value-type="float" office:value="0.8955" calcext:value-type="float">
            <text:p>0.8955</text:p>
          </table:table-cell>
          <table:table-cell table:formula="of:=SQRT([.G8]*(1-[.G8]))/[.E8]" office:value-type="float" office:value="0.0000305908074427597" calcext:value-type="float">
            <text:p>3.05908074427597E-005</text:p>
          </table:table-cell>
          <table:table-cell table:formula="of:=[.H8]/[.G8]" office:value-type="float" office:value="0.0000341605889924731" calcext:value-type="float">
            <text:p>3.41605889924731E-005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9067" calcext:value-type="float">
            <text:p>9067</text:p>
          </table:table-cell>
          <table:table-cell office:value-type="float" office:value="10000" calcext:value-type="float">
            <text:p>10000</text:p>
          </table:table-cell>
          <table:table-cell table:formula="of:=-LN([.N8]/[.O8])" office:value-type="float" office:value="0.0979436443301267" calcext:value-type="float">
            <text:p>0.0979436443</text:p>
          </table:table-cell>
          <table:table-cell table:formula="of:=[.N8]/[.O8]" office:value-type="float" office:value="0.9067" calcext:value-type="float">
            <text:p>0.9067</text:p>
          </table:table-cell>
          <table:table-cell table:formula="of:=SQRT([.Q8]*(1-[.Q8]))/[.O8]" office:value-type="float" office:value="0.0000290852385240348" calcext:value-type="float">
            <text:p>2.90852385240348E-005</text:p>
          </table:table-cell>
          <table:table-cell table:formula="of:=[.R8]/[.Q8]" office:value-type="float" office:value="0.0000320781278526909" calcext:value-type="float">
            <text:p>3.20781278526909E-005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8821" calcext:value-type="float">
            <text:p>8821</text:p>
          </table:table-cell>
          <table:table-cell office:value-type="float" office:value="10000" calcext:value-type="float">
            <text:p>10000</text:p>
          </table:table-cell>
          <table:table-cell table:formula="of:=-LN([.X8]/[.Y8])" office:value-type="float" office:value="0.125449850717416" calcext:value-type="float">
            <text:p>0.1254498507</text:p>
          </table:table-cell>
          <table:table-cell table:formula="of:=[.X8]/[.Y8]" office:value-type="float" office:value="0.8821" calcext:value-type="float">
            <text:p>0.8821</text:p>
          </table:table-cell>
          <table:table-cell table:formula="of:=SQRT([.AA8]*(1-[.AA8]))/[.Y8]" office:value-type="float" office:value="0.0000322489674253301" calcext:value-type="float">
            <text:p>0.000032249</text:p>
          </table:table-cell>
          <table:table-cell table:formula="of:=[.AB8]/[.AA8]" office:value-type="float" office:value="0.0000365593100842649" calcext:value-type="float">
            <text:p>3.65593100842649E-005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8848" calcext:value-type="float">
            <text:p>8848</text:p>
          </table:table-cell>
          <table:table-cell office:value-type="float" office:value="9986" calcext:value-type="float">
            <text:p>9986</text:p>
          </table:table-cell>
          <table:table-cell table:formula="of:=-LN([.AH8]/[.AI8])" office:value-type="float" office:value="0.120992667298439" calcext:value-type="float">
            <text:p>0.1209926673</text:p>
          </table:table-cell>
          <table:table-cell table:formula="of:=[.AH8]/[.AI8]" office:value-type="float" office:value="0.886040456639295" calcext:value-type="float">
            <text:p>0.8860404566</text:p>
          </table:table-cell>
          <table:table-cell table:formula="of:=SQRT([.AK8]*(1-[.AK8]))/[.AI8]" office:value-type="float" office:value="0.0000318207612121635" calcext:value-type="float">
            <text:p>3.18207612121635E-005</text:p>
          </table:table-cell>
          <table:table-cell table:formula="of:=[.AL8]/[.AK8]" office:value-type="float" office:value="0.0000359134404910336" calcext:value-type="float">
            <text:p>3.59134404910336E-005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611" calcext:value-type="float">
            <text:p>8611</text:p>
          </table:table-cell>
          <table:table-cell office:value-type="float" office:value="10000" calcext:value-type="float">
            <text:p>10000</text:p>
          </table:table-cell>
          <table:table-cell table:formula="of:=-LN([.D9]/[.E9])" office:value-type="float" office:value="0.149544637280018" calcext:value-type="float">
            <text:p>0.1495446373</text:p>
          </table:table-cell>
          <table:table-cell table:formula="of:=[.D9]/[.E9]" office:value-type="float" office:value="0.8611" calcext:value-type="float">
            <text:p>0.8611</text:p>
          </table:table-cell>
          <table:table-cell table:formula="of:=SQRT([.G9]*(1-[.G9]))/[.E9]" office:value-type="float" office:value="0.0000345842146072453" calcext:value-type="float">
            <text:p>3.45842146072453E-005</text:p>
          </table:table-cell>
          <table:table-cell table:formula="of:=[.H9]/[.G9]" office:value-type="float" office:value="0.0000401628319675361" calcext:value-type="float">
            <text:p>4.01628319675361E-005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638" calcext:value-type="float">
            <text:p>8638</text:p>
          </table:table-cell>
          <table:table-cell office:value-type="float" office:value="10000" calcext:value-type="float">
            <text:p>10000</text:p>
          </table:table-cell>
          <table:table-cell table:formula="of:=-LN([.N9]/[.O9])" office:value-type="float" office:value="0.146414018455536" calcext:value-type="float">
            <text:p>0.1464140185</text:p>
          </table:table-cell>
          <table:table-cell table:formula="of:=[.N9]/[.O9]" office:value-type="float" office:value="0.8638" calcext:value-type="float">
            <text:p>0.8638</text:p>
          </table:table-cell>
          <table:table-cell table:formula="of:=SQRT([.Q9]*(1-[.Q9]))/[.O9]" office:value-type="float" office:value="0.0000343000816325559" calcext:value-type="float">
            <text:p>3.43000816325559E-005</text:p>
          </table:table-cell>
          <table:table-cell table:formula="of:=[.R9]/[.Q9]" office:value-type="float" office:value="0.0000397083603062699" calcext:value-type="float">
            <text:p>3.97083603062699E-005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277" calcext:value-type="float">
            <text:p>8277</text:p>
          </table:table-cell>
          <table:table-cell office:value-type="float" office:value="9826" calcext:value-type="float">
            <text:p>9826</text:p>
          </table:table-cell>
          <table:table-cell table:formula="of:=-LN([.X9]/[.Y9])" office:value-type="float" office:value="0.171551349843198" calcext:value-type="float">
            <text:p>0.1715513498</text:p>
          </table:table-cell>
          <table:table-cell table:formula="of:=[.X9]/[.Y9]" office:value-type="float" office:value="0.842357012008956" calcext:value-type="float">
            <text:p>0.842357012</text:p>
          </table:table-cell>
          <table:table-cell table:formula="of:=SQRT([.AA9]*(1-[.AA9]))/[.Y9]" office:value-type="float" office:value="0.0000370858866747409" calcext:value-type="float">
            <text:p>3.70858866747409E-005</text:p>
          </table:table-cell>
          <table:table-cell table:formula="of:=[.AB9]/[.AA9]" office:value-type="float" office:value="0.0000440263286777823" calcext:value-type="float">
            <text:p>4.40263286777823E-005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454" calcext:value-type="float">
            <text:p>8454</text:p>
          </table:table-cell>
          <table:table-cell office:value-type="float" office:value="10000" calcext:value-type="float">
            <text:p>10000</text:p>
          </table:table-cell>
          <table:table-cell table:formula="of:=-LN([.AH9]/[.AI9])" office:value-type="float" office:value="0.167945390849447" calcext:value-type="float">
            <text:p>0.1679453908</text:p>
          </table:table-cell>
          <table:table-cell table:formula="of:=[.AH9]/[.AI9]" office:value-type="float" office:value="0.8454" calcext:value-type="float">
            <text:p>0.8454</text:p>
          </table:table-cell>
          <table:table-cell table:formula="of:=SQRT([.AK9]*(1-[.AK9]))/[.AI9]" office:value-type="float" office:value="0.0000361522945329892" calcext:value-type="float">
            <text:p>3.61522945329892E-005</text:p>
          </table:table-cell>
          <table:table-cell table:formula="of:=[.AL9]/[.AK9]" office:value-type="float" office:value="0.0000427635374177776" calcext:value-type="float">
            <text:p>4.27635374177776E-005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8128" calcext:value-type="float">
            <text:p>8128</text:p>
          </table:table-cell>
          <table:table-cell office:value-type="float" office:value="10000" calcext:value-type="float">
            <text:p>10000</text:p>
          </table:table-cell>
          <table:table-cell table:formula="of:=-LN([.D10]/[.E10])" office:value-type="float" office:value="0.20727020215792" calcext:value-type="float">
            <text:p>0.2072702022</text:p>
          </table:table-cell>
          <table:table-cell table:formula="of:=[.D10]/[.E10]" office:value-type="float" office:value="0.8128" calcext:value-type="float">
            <text:p>0.8128</text:p>
          </table:table-cell>
          <table:table-cell table:formula="of:=SQRT([.G10]*(1-[.G10]))/[.E10]" office:value-type="float" office:value="0.0000390071993355073" calcext:value-type="float">
            <text:p>3.90071993355073E-005</text:p>
          </table:table-cell>
          <table:table-cell table:formula="of:=[.H10]/[.G10]" office:value-type="float" office:value="0.0000479911409147481" calcext:value-type="float">
            <text:p>4.79911409147481E-005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8234" calcext:value-type="float">
            <text:p>8234</text:p>
          </table:table-cell>
          <table:table-cell office:value-type="float" office:value="10000" calcext:value-type="float">
            <text:p>10000</text:p>
          </table:table-cell>
          <table:table-cell table:formula="of:=-LN([.N10]/[.O10])" office:value-type="float" office:value="0.194313169646333" calcext:value-type="float">
            <text:p>0.1943131696</text:p>
          </table:table-cell>
          <table:table-cell table:formula="of:=[.N10]/[.O10]" office:value-type="float" office:value="0.8234" calcext:value-type="float">
            <text:p>0.8234</text:p>
          </table:table-cell>
          <table:table-cell table:formula="of:=SQRT([.Q10]*(1-[.Q10]))/[.O10]" office:value-type="float" office:value="0.0000381329830986247" calcext:value-type="float">
            <text:p>0.000038133</text:p>
          </table:table-cell>
          <table:table-cell table:formula="of:=[.R10]/[.Q10]" office:value-type="float" office:value="0.0000463116141591265" calcext:value-type="float">
            <text:p>4.63116141591265E-005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7873" calcext:value-type="float">
            <text:p>7873</text:p>
          </table:table-cell>
          <table:table-cell office:value-type="float" office:value="9739" calcext:value-type="float">
            <text:p>9739</text:p>
          </table:table-cell>
          <table:table-cell table:formula="of:=-LN([.X10]/[.Y10])" office:value-type="float" office:value="0.212699258776732" calcext:value-type="float">
            <text:p>0.2126992588</text:p>
          </table:table-cell>
          <table:table-cell table:formula="of:=[.X10]/[.Y10]" office:value-type="float" office:value="0.808399219632406" calcext:value-type="float">
            <text:p>0.8083992196</text:p>
          </table:table-cell>
          <table:table-cell table:formula="of:=SQRT([.AA10]*(1-[.AA10]))/[.Y10]" office:value-type="float" office:value="0.0000404107781928592" calcext:value-type="float">
            <text:p>4.04107781928592E-005</text:p>
          </table:table-cell>
          <table:table-cell table:formula="of:=[.AB10]/[.AA10]" office:value-type="float" office:value="0.0000499886407748324" calcext:value-type="float">
            <text:p>4.99886407748324E-005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8036" calcext:value-type="float">
            <text:p>8036</text:p>
          </table:table-cell>
          <table:table-cell office:value-type="float" office:value="10000" calcext:value-type="float">
            <text:p>10000</text:p>
          </table:table-cell>
          <table:table-cell table:formula="of:=-LN([.AH10]/[.AI10])" office:value-type="float" office:value="0.218653646041358" calcext:value-type="float">
            <text:p>0.218653646</text:p>
          </table:table-cell>
          <table:table-cell table:formula="of:=[.AH10]/[.AI10]" office:value-type="float" office:value="0.8036" calcext:value-type="float">
            <text:p>0.8036</text:p>
          </table:table-cell>
          <table:table-cell table:formula="of:=SQRT([.AK10]*(1-[.AK10]))/[.AI10]" office:value-type="float" office:value="0.0000397274514662091" calcext:value-type="float">
            <text:p>3.97274514662091E-005</text:p>
          </table:table-cell>
          <table:table-cell table:formula="of:=[.AL10]/[.AK10]" office:value-type="float" office:value="0.0000494368485144464" calcext:value-type="float">
            <text:p>4.94368485144464E-005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729" calcext:value-type="float">
            <text:p>7729</text:p>
          </table:table-cell>
          <table:table-cell office:value-type="float" office:value="10000" calcext:value-type="float">
            <text:p>10000</text:p>
          </table:table-cell>
          <table:table-cell table:formula="of:=-LN([.D11]/[.E11])" office:value-type="float" office:value="0.257605604869312" calcext:value-type="float">
            <text:p>0.2576056049</text:p>
          </table:table-cell>
          <table:table-cell table:formula="of:=[.D11]/[.E11]" office:value-type="float" office:value="0.7729" calcext:value-type="float">
            <text:p>0.7729</text:p>
          </table:table-cell>
          <table:table-cell table:formula="of:=SQRT([.G11]*(1-[.G11]))/[.E11]" office:value-type="float" office:value="0.0000418957742499169" calcext:value-type="float">
            <text:p>4.18957742499169E-005</text:p>
          </table:table-cell>
          <table:table-cell table:formula="of:=[.H11]/[.G11]" office:value-type="float" office:value="0.0000542059441711954" calcext:value-type="float">
            <text:p>5.42059441711954E-005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686" calcext:value-type="float">
            <text:p>7686</text:p>
          </table:table-cell>
          <table:table-cell office:value-type="float" office:value="10000" calcext:value-type="float">
            <text:p>10000</text:p>
          </table:table-cell>
          <table:table-cell table:formula="of:=-LN([.N11]/[.O11])" office:value-type="float" office:value="0.263184600851394" calcext:value-type="float">
            <text:p>0.2631846009</text:p>
          </table:table-cell>
          <table:table-cell table:formula="of:=[.N11]/[.O11]" office:value-type="float" office:value="0.7686" calcext:value-type="float">
            <text:p>0.7686</text:p>
          </table:table-cell>
          <table:table-cell table:formula="of:=SQRT([.Q11]*(1-[.Q11]))/[.O11]" office:value-type="float" office:value="0.00004217274475298" calcext:value-type="float">
            <text:p>4.217274475298E-005</text:p>
          </table:table-cell>
          <table:table-cell table:formula="of:=[.R11]/[.Q11]" office:value-type="float" office:value="0.0000548695612190736" calcext:value-type="float">
            <text:p>5.48695612190736E-005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553" calcext:value-type="float">
            <text:p>7553</text:p>
          </table:table-cell>
          <table:table-cell office:value-type="float" office:value="10000" calcext:value-type="float">
            <text:p>10000</text:p>
          </table:table-cell>
          <table:table-cell table:formula="of:=-LN([.X11]/[.Y11])" office:value-type="float" office:value="0.280640257662735" calcext:value-type="float">
            <text:p>0.2806402577</text:p>
          </table:table-cell>
          <table:table-cell table:formula="of:=[.X11]/[.Y11]" office:value-type="float" office:value="0.7553" calcext:value-type="float">
            <text:p>0.7553</text:p>
          </table:table-cell>
          <table:table-cell table:formula="of:=SQRT([.AA11]*(1-[.AA11]))/[.Y11]" office:value-type="float" office:value="0.0000429909188085112" calcext:value-type="float">
            <text:p>4.29909188085112E-005</text:p>
          </table:table-cell>
          <table:table-cell table:formula="of:=[.AB11]/[.AA11]" office:value-type="float" office:value="0.0000569189974957119" calcext:value-type="float">
            <text:p>0.000056919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509" calcext:value-type="float">
            <text:p>7509</text:p>
          </table:table-cell>
          <table:table-cell office:value-type="float" office:value="10000" calcext:value-type="float">
            <text:p>10000</text:p>
          </table:table-cell>
          <table:table-cell table:formula="of:=-LN([.AH11]/[.AI11])" office:value-type="float" office:value="0.286482791876299" calcext:value-type="float">
            <text:p>0.2864827919</text:p>
          </table:table-cell>
          <table:table-cell table:formula="of:=[.AH11]/[.AI11]" office:value-type="float" office:value="0.7509" calcext:value-type="float">
            <text:p>0.7509</text:p>
          </table:table-cell>
          <table:table-cell table:formula="of:=SQRT([.AK11]*(1-[.AK11]))/[.AI11]" office:value-type="float" office:value="0.0000432491838073275" calcext:value-type="float">
            <text:p>4.32491838073275E-005</text:p>
          </table:table-cell>
          <table:table-cell table:formula="of:=[.AL11]/[.AK11]" office:value-type="float" office:value="0.0000575964626545845" calcext:value-type="float">
            <text:p>5.75964626545845E-005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7185" calcext:value-type="float">
            <text:p>7185</text:p>
          </table:table-cell>
          <table:table-cell office:value-type="float" office:value="10000" calcext:value-type="float">
            <text:p>10000</text:p>
          </table:table-cell>
          <table:table-cell table:formula="of:=-LN([.D12]/[.E12])" office:value-type="float" office:value="0.330589573463057" calcext:value-type="float">
            <text:p>0.3305895735</text:p>
          </table:table-cell>
          <table:table-cell table:formula="of:=[.D12]/[.E12]" office:value-type="float" office:value="0.7185" calcext:value-type="float">
            <text:p>0.7185</text:p>
          </table:table-cell>
          <table:table-cell table:formula="of:=SQRT([.G12]*(1-[.G12]))/[.E12]" office:value-type="float" office:value="0.0000449730752784374" calcext:value-type="float">
            <text:p>4.49730752784374E-005</text:p>
          </table:table-cell>
          <table:table-cell table:formula="of:=[.H12]/[.G12]" office:value-type="float" office:value="0.000062593006650574" calcext:value-type="float">
            <text:p>0.000062593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7190" calcext:value-type="float">
            <text:p>7190</text:p>
          </table:table-cell>
          <table:table-cell office:value-type="float" office:value="10000" calcext:value-type="float">
            <text:p>10000</text:p>
          </table:table-cell>
          <table:table-cell table:formula="of:=-LN([.N12]/[.O12])" office:value-type="float" office:value="0.32989392126109" calcext:value-type="float">
            <text:p>0.3298939213</text:p>
          </table:table-cell>
          <table:table-cell table:formula="of:=[.N12]/[.O12]" office:value-type="float" office:value="0.719" calcext:value-type="float">
            <text:p>0.719</text:p>
          </table:table-cell>
          <table:table-cell table:formula="of:=SQRT([.Q12]*(1-[.Q12]))/[.O12]" office:value-type="float" office:value="0.0000449487485921466" calcext:value-type="float">
            <text:p>4.49487485921466E-005</text:p>
          </table:table-cell>
          <table:table-cell table:formula="of:=[.R12]/[.Q12]" office:value-type="float" office:value="0.0000625156447735001" calcext:value-type="float">
            <text:p>6.25156447735001E-005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7017" calcext:value-type="float">
            <text:p>7017</text:p>
          </table:table-cell>
          <table:table-cell office:value-type="float" office:value="10000" calcext:value-type="float">
            <text:p>10000</text:p>
          </table:table-cell>
          <table:table-cell table:formula="of:=-LN([.X12]/[.Y12])" office:value-type="float" office:value="0.354249316723894" calcext:value-type="float">
            <text:p>0.3542493167</text:p>
          </table:table-cell>
          <table:table-cell table:formula="of:=[.X12]/[.Y12]" office:value-type="float" office:value="0.7017" calcext:value-type="float">
            <text:p>0.7017</text:p>
          </table:table-cell>
          <table:table-cell table:formula="of:=SQRT([.AA12]*(1-[.AA12]))/[.Y12]" office:value-type="float" office:value="0.0000457511868698507" calcext:value-type="float">
            <text:p>4.57511868698507E-005</text:p>
          </table:table-cell>
          <table:table-cell table:formula="of:=[.AB12]/[.AA12]" office:value-type="float" office:value="0.0000652004943278477" calcext:value-type="float">
            <text:p>6.52004943278477E-005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6942" calcext:value-type="float">
            <text:p>6942</text:p>
          </table:table-cell>
          <table:table-cell office:value-type="float" office:value="10000" calcext:value-type="float">
            <text:p>10000</text:p>
          </table:table-cell>
          <table:table-cell table:formula="of:=-LN([.AH12]/[.AI12])" office:value-type="float" office:value="0.364995175554451" calcext:value-type="float">
            <text:p>0.3649951756</text:p>
          </table:table-cell>
          <table:table-cell table:formula="of:=[.AH12]/[.AI12]" office:value-type="float" office:value="0.6942" calcext:value-type="float">
            <text:p>0.6942</text:p>
          </table:table-cell>
          <table:table-cell table:formula="of:=SQRT([.AK12]*(1-[.AK12]))/[.AI12]" office:value-type="float" office:value="0.0000460745439478244" calcext:value-type="float">
            <text:p>4.60745439478244E-005</text:p>
          </table:table-cell>
          <table:table-cell table:formula="of:=[.AL12]/[.AK12]" office:value-type="float" office:value="0.0000663707057732993" calcext:value-type="float">
            <text:p>6.63707057732993E-005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571" calcext:value-type="float">
            <text:p>6571</text:p>
          </table:table-cell>
          <table:table-cell office:value-type="float" office:value="10000" calcext:value-type="float">
            <text:p>10000</text:p>
          </table:table-cell>
          <table:table-cell table:formula="of:=-LN([.D13]/[.E13])" office:value-type="float" office:value="0.419919065078315" calcext:value-type="float">
            <text:p>0.4199190651</text:p>
          </table:table-cell>
          <table:table-cell table:formula="of:=[.D13]/[.E13]" office:value-type="float" office:value="0.6571" calcext:value-type="float">
            <text:p>0.6571</text:p>
          </table:table-cell>
          <table:table-cell table:formula="of:=SQRT([.G13]*(1-[.G13]))/[.E13]" office:value-type="float" office:value="0.0000474678406924098" calcext:value-type="float">
            <text:p>4.74678406924098E-005</text:p>
          </table:table-cell>
          <table:table-cell table:formula="of:=[.H13]/[.G13]" office:value-type="float" office:value="0.0000722383818176987" calcext:value-type="float">
            <text:p>7.22383818176987E-005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656" calcext:value-type="float">
            <text:p>6656</text:p>
          </table:table-cell>
          <table:table-cell office:value-type="float" office:value="10000" calcext:value-type="float">
            <text:p>10000</text:p>
          </table:table-cell>
          <table:table-cell table:formula="of:=-LN([.N13]/[.O13])" office:value-type="float" office:value="0.407066389475138" calcext:value-type="float">
            <text:p>0.4070663895</text:p>
          </table:table-cell>
          <table:table-cell table:formula="of:=[.N13]/[.O13]" office:value-type="float" office:value="0.6656" calcext:value-type="float">
            <text:p>0.6656</text:p>
          </table:table-cell>
          <table:table-cell table:formula="of:=SQRT([.Q13]*(1-[.Q13]))/[.O13]" office:value-type="float" office:value="0.0000471780287845942" calcext:value-type="float">
            <text:p>0.000047178</text:p>
          </table:table-cell>
          <table:table-cell table:formula="of:=[.R13]/[.Q13]" office:value-type="float" office:value="0.0000708804518999312" calcext:value-type="float">
            <text:p>7.08804518999312E-005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355" calcext:value-type="float">
            <text:p>6355</text:p>
          </table:table-cell>
          <table:table-cell office:value-type="float" office:value="10000" calcext:value-type="float">
            <text:p>10000</text:p>
          </table:table-cell>
          <table:table-cell table:formula="of:=-LN([.X13]/[.Y13])" office:value-type="float" office:value="0.453343188352628" calcext:value-type="float">
            <text:p>0.4533431884</text:p>
          </table:table-cell>
          <table:table-cell table:formula="of:=[.X13]/[.Y13]" office:value-type="float" office:value="0.6355" calcext:value-type="float">
            <text:p>0.6355</text:p>
          </table:table-cell>
          <table:table-cell table:formula="of:=SQRT([.AA13]*(1-[.AA13]))/[.Y13]" office:value-type="float" office:value="0.0000481289673689349" calcext:value-type="float">
            <text:p>0.000048129</text:p>
          </table:table-cell>
          <table:table-cell table:formula="of:=[.AB13]/[.AA13]" office:value-type="float" office:value="0.0000757340163161839" calcext:value-type="float">
            <text:p>0.000075734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443" calcext:value-type="float">
            <text:p>6443</text:p>
          </table:table-cell>
          <table:table-cell office:value-type="float" office:value="10000" calcext:value-type="float">
            <text:p>10000</text:p>
          </table:table-cell>
          <table:table-cell table:formula="of:=-LN([.AH13]/[.AI13])" office:value-type="float" office:value="0.43959082283754" calcext:value-type="float">
            <text:p>0.4395908228</text:p>
          </table:table-cell>
          <table:table-cell table:formula="of:=[.AH13]/[.AI13]" office:value-type="float" office:value="0.6443" calcext:value-type="float">
            <text:p>0.6443</text:p>
          </table:table-cell>
          <table:table-cell table:formula="of:=SQRT([.AK13]*(1-[.AK13]))/[.AI13]" office:value-type="float" office:value="0.0000478724879236498" calcext:value-type="float">
            <text:p>4.78724879236498E-005</text:p>
          </table:table-cell>
          <table:table-cell table:formula="of:=[.AL13]/[.AK13]" office:value-type="float" office:value="0.0000743015488493712" calcext:value-type="float">
            <text:p>7.43015488493712E-005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6066" calcext:value-type="float">
            <text:p>6066</text:p>
          </table:table-cell>
          <table:table-cell office:value-type="float" office:value="10000" calcext:value-type="float">
            <text:p>10000</text:p>
          </table:table-cell>
          <table:table-cell table:formula="of:=-LN([.D14]/[.E14])" office:value-type="float" office:value="0.499885683727656" calcext:value-type="float">
            <text:p>0.4998856837</text:p>
          </table:table-cell>
          <table:table-cell table:formula="of:=[.D14]/[.E14]" office:value-type="float" office:value="0.6066" calcext:value-type="float">
            <text:p>0.6066</text:p>
          </table:table-cell>
          <table:table-cell table:formula="of:=SQRT([.G14]*(1-[.G14]))/[.E14]" office:value-type="float" office:value="0.0000488504288619865" calcext:value-type="float">
            <text:p>4.88504288619865E-005</text:p>
          </table:table-cell>
          <table:table-cell table:formula="of:=[.H14]/[.G14]" office:value-type="float" office:value="0.0000805315345565223" calcext:value-type="float">
            <text:p>8.05315345565223E-005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6068" calcext:value-type="float">
            <text:p>6068</text:p>
          </table:table-cell>
          <table:table-cell office:value-type="float" office:value="10000" calcext:value-type="float">
            <text:p>10000</text:p>
          </table:table-cell>
          <table:table-cell table:formula="of:=-LN([.N14]/[.O14])" office:value-type="float" office:value="0.49955603150776" calcext:value-type="float">
            <text:p>0.4995560315</text:p>
          </table:table-cell>
          <table:table-cell table:formula="of:=[.N14]/[.O14]" office:value-type="float" office:value="0.6068" calcext:value-type="float">
            <text:p>0.6068</text:p>
          </table:table-cell>
          <table:table-cell table:formula="of:=SQRT([.Q14]*(1-[.Q14]))/[.O14]" office:value-type="float" office:value="0.0000488460602300738" calcext:value-type="float">
            <text:p>4.88460602300738E-005</text:p>
          </table:table-cell>
          <table:table-cell table:formula="of:=[.R14]/[.Q14]" office:value-type="float" office:value="0.0000804977920732924" calcext:value-type="float">
            <text:p>8.04977920732924E-005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5731" calcext:value-type="float">
            <text:p>5731</text:p>
          </table:table-cell>
          <table:table-cell office:value-type="float" office:value="10000" calcext:value-type="float">
            <text:p>10000</text:p>
          </table:table-cell>
          <table:table-cell table:formula="of:=-LN([.X14]/[.Y14])" office:value-type="float" office:value="0.556695057424445" calcext:value-type="float">
            <text:p>0.5566950574</text:p>
          </table:table-cell>
          <table:table-cell table:formula="of:=[.X14]/[.Y14]" office:value-type="float" office:value="0.5731" calcext:value-type="float">
            <text:p>0.5731</text:p>
          </table:table-cell>
          <table:table-cell table:formula="of:=SQRT([.AA14]*(1-[.AA14]))/[.Y14]" office:value-type="float" office:value="0.0000494627526528801" calcext:value-type="float">
            <text:p>4.94627526528801E-005</text:p>
          </table:table-cell>
          <table:table-cell table:formula="of:=[.AB14]/[.AA14]" office:value-type="float" office:value="0.0000863073680908744" calcext:value-type="float">
            <text:p>8.63073680908744E-005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5763" calcext:value-type="float">
            <text:p>5763</text:p>
          </table:table-cell>
          <table:table-cell office:value-type="float" office:value="10000" calcext:value-type="float">
            <text:p>10000</text:p>
          </table:table-cell>
          <table:table-cell table:formula="of:=-LN([.AH14]/[.AI14])" office:value-type="float" office:value="0.551126920539516" calcext:value-type="float">
            <text:p>0.5511269205</text:p>
          </table:table-cell>
          <table:table-cell table:formula="of:=[.AH14]/[.AI14]" office:value-type="float" office:value="0.5763" calcext:value-type="float">
            <text:p>0.5763</text:p>
          </table:table-cell>
          <table:table-cell table:formula="of:=SQRT([.AK14]*(1-[.AK14]))/[.AI14]" office:value-type="float" office:value="0.0000494144017468592" calcext:value-type="float">
            <text:p>4.94144017468592E-005</text:p>
          </table:table-cell>
          <table:table-cell table:formula="of:=[.AL14]/[.AK14]" office:value-type="float" office:value="0.0000857442334666999" calcext:value-type="float">
            <text:p>8.57442334666999E-0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08:24:56.240789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07:47:51.856870619</meta:creation-date>
    <dc:date>2015-08-12T20:15:33.339182132</dc:date>
    <meta:editing-duration>P1DT42M34S</meta:editing-duration>
    <meta:editing-cycles>35</meta:editing-cycles>
    <meta:generator>LibreOffice/4.2.8.2$Linux_X86_64 LibreOffice_project/420m0$Build-2</meta:generator>
    <meta:document-statistic meta:table-count="1" meta:cell-count="4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 chart:error-category="cell-range" chart:error-upper-range="Sheet1.I4:Sheet1.I14" chart:error-lower-range="Sheet1.I4:Sheet1.I14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I4:Sheet1.I14" chart:error-lower-range="Sheet1.I4:Sheet1.I1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FFEEDD0F.svm" xlink:type="simple" xlink:actuate="onLoad"/>
      </style:chart-properties>
      <style:graphic-properties draw:stroke="none" svg:stroke-width="0.08cm" svg:stroke-color="#00cc00" draw:fill-color="#00cc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cm" chart:symbol-height="0.2cm" chart:link-data-style-to-source="true" chart:error-category="cell-range" chart:error-upper-range="Sheet1.S4:Sheet1.S14" chart:error-lower-range="Sheet1.S4:Sheet1.S14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S4:Sheet1.S14" chart:error-lower-range="Sheet1.S4:Sheet1.S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cm" svg:height="13.654cm" xlink:href=".." xlink:type="simple" chart:class="chart:scatter" chart:style-name="ch1">
        <chart:legend chart:legend-position="end" svg:x="20.182cm" svg:y="5.781cm" style:legend-expansion="high" chart:style-name="ch2"/>
        <chart:plot-area chart:style-name="ch3" table:cell-range-address="Sheet1.C4:Sheet1.C14 Sheet1.A2:Sheet1.A2 Sheet1.F4:Sheet1.F14 Sheet1.AE2:Sheet1.AE2 Sheet1.AJ4:Sheet1.AJ14 Sheet1.U2:Sheet1.U2 Sheet1.Z4:Sheet1.Z14 Sheet1.K2:Sheet1.K2 Sheet1.P4:Sheet1.P14" chart:data-source-has-labels="row" svg:x="0.496cm" svg:y="0.273cm" svg:width="19.19cm" svg:height="13.108cm">
          <chartooo:coordinate-region svg:x="1.223cm" svg:y="0.473cm" svg:width="18.276cm" svg:height="12.2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14" chart:label-cell-address="Sheet1.A2:Sheet1.A2" chart:class="chart:scatter">
            <chart:domain table:cell-range-address="Sheet1.C4:Sheet1.C14"/>
            <chart:error-indicator chart:style-name="ch7" chart:dimension="y"/>
            <chart:data-point chart:repeated="11"/>
          </chart:series>
          <chart:series chart:style-name="ch8" chart:values-cell-range-address="Sheet1.AJ4:Sheet1.AJ14" chart:label-cell-address="Sheet1.AE2:Sheet1.AE2" chart:class="chart:scatter">
            <chart:domain table:cell-range-address="Sheet1.W4:Sheet1.W14"/>
            <chart:data-point chart:repeated="11"/>
          </chart:series>
          <chart:series chart:style-name="ch9" chart:values-cell-range-address="Sheet1.Z4:Sheet1.Z14" chart:label-cell-address="Sheet1.U2:Sheet1.U2" chart:class="chart:scatter">
            <chart:domain table:cell-range-address="Sheet1.W4:Sheet1.W14"/>
            <chart:data-point chart:repeated="11"/>
          </chart:series>
          <chart:series chart:style-name="ch10" chart:values-cell-range-address="Sheet1.P4:Sheet1.P14" chart:label-cell-address="Sheet1.K2:Sheet1.K2" chart:class="chart:scatter">
            <chart:domain table:cell-range-address="Sheet1.M4:Sheet1.M14"/>
            <chart:error-indicator chart:style-name="ch11" chart:dimension="y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UV3 CT @ -100C, run 2</text:p>
                <draw:g>
                  <svg:desc>Sheet1.A2:Sheet1.A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W</text:p>
              </table:table-cell>
              <table:table-cell office:value-type="string">
                <text:p>VUV3 CT @ -100C, run 5</text:p>
                <draw:g>
                  <svg:desc>Sheet1.AE2:Sheet1.AE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VUV3 CT @ -100C, run 4</text:p>
                <draw:g>
                  <svg:desc>Sheet1.U2:Sheet1.U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VUV3 CT @ -100C, run 3</text:p>
                <draw:g>
                  <svg:desc>Sheet1.K2:Sheet1.K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4:Sheet1.C14</svg:desc>
                </draw:g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  <table:table-cell office:value-type="float" office:value="NaN">
                <text:p>NaN</text:p>
                <draw:g>
                  <svg:desc>Sheet1.I4:Sheet1.I14</svg:desc>
                </draw:g>
              </table:table-cell>
              <table:table-cell office:value-type="float" office:value="NaN">
                <text:p>NaN</text:p>
                <draw:g>
                  <svg:desc>Sheet1.I4:Sheet1.I14</svg:desc>
                </draw:g>
              </table:table-cell>
              <table:table-cell office:value-type="float" office:value="1">
                <text:p>1</text:p>
                <draw:g>
                  <svg:desc>Sheet1.W4:Sheet1.W14</svg:desc>
                </draw:g>
              </table:table-cell>
              <table:table-cell office:value-type="float" office:value="0.00310917456225797">
                <text:p>0.00310917456225797</text:p>
                <draw:g>
                  <svg:desc>Sheet1.AJ4:Sheet1.AJ14</svg:desc>
                </draw:g>
              </table:table-cell>
              <table:table-cell office:value-type="float" office:value="1">
                <text:p>1</text:p>
                <draw:g>
                  <svg:desc>Sheet1.W4:Sheet1.W14</svg:desc>
                </draw:g>
              </table:table-cell>
              <table:table-cell office:value-type="float" office:value="NaN">
                <text:p>NaN</text:p>
                <draw:g>
                  <svg:desc>Sheet1.Z4:Sheet1.Z14</svg:desc>
                </draw:g>
              </table:table-cell>
              <table:table-cell office:value-type="float" office:value="1">
                <text:p>1</text:p>
                <draw:g>
                  <svg:desc>Sheet1.M4:Sheet1.M14</svg:desc>
                </draw:g>
              </table:table-cell>
              <table:table-cell office:value-type="float" office:value="-0">
                <text:p>-0</text:p>
                <draw:g>
                  <svg:desc>Sheet1.P4:Sheet1.P14</svg:desc>
                </draw:g>
              </table:table-cell>
              <table:table-cell office:value-type="float" office:value="0">
                <text:p>0</text:p>
                <draw:g>
                  <svg:desc>Sheet1.S4:Sheet1.S14</svg:desc>
                </draw:g>
              </table:table-cell>
              <table:table-cell office:value-type="float" office:value="0">
                <text:p>0</text:p>
                <draw:g>
                  <svg:desc>Sheet1.S4:Sheet1.S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81803034174362">
                <text:p>0.0181803034174362</text:p>
              </table:table-cell>
              <table:table-cell office:value-type="float" office:value="0.0000148796567435218">
                <text:p>0.0000148796567435218</text:p>
              </table:table-cell>
              <table:table-cell office:value-type="float" office:value="0.0000148796567435218">
                <text:p>0.0000148796567435218</text:p>
              </table:table-cell>
              <table:table-cell office:value-type="float" office:value="2">
                <text:p>2</text:p>
              </table:table-cell>
              <table:table-cell office:value-type="float" office:value="0.017756721589259">
                <text:p>0.01775672158925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264302324889123">
                <text:p>0.0264302324889123</text:p>
              </table:table-cell>
              <table:table-cell office:value-type="float" office:value="0.0000554383230581346">
                <text:p>0.0000554383230581346</text:p>
              </table:table-cell>
              <table:table-cell office:value-type="float" office:value="0.0000554383230581346">
                <text:p>0.0000554383230581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50103883638406">
                <text:p>0.0350103883638406</text:p>
              </table:table-cell>
              <table:table-cell office:value-type="float" office:value="0.0000194437931010278">
                <text:p>0.0000194437931010278</text:p>
              </table:table-cell>
              <table:table-cell office:value-type="float" office:value="0.0000194437931010278">
                <text:p>0.0000194437931010278</text:p>
              </table:table-cell>
              <table:table-cell office:value-type="float" office:value="3">
                <text:p>3</text:p>
              </table:table-cell>
              <table:table-cell office:value-type="float" office:value="0.0430118905932911">
                <text:p>0.04301189059329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337636301528091">
                <text:p>0.0337636301528091</text:p>
              </table:table-cell>
              <table:table-cell office:value-type="float" office:value="0.000018531079575116">
                <text:p>0.000018531079575116</text:p>
              </table:table-cell>
              <table:table-cell office:value-type="float" office:value="0.000018531079575116">
                <text:p>0.000018531079575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655005221737621">
                <text:p>0.0655005221737621</text:p>
              </table:table-cell>
              <table:table-cell office:value-type="float" office:value="0.0000260596305373008">
                <text:p>0.0000260596305373008</text:p>
              </table:table-cell>
              <table:table-cell office:value-type="float" office:value="0.0000260596305373008">
                <text:p>0.0000260596305373008</text:p>
              </table:table-cell>
              <table:table-cell office:value-type="float" office:value="4">
                <text:p>4</text:p>
              </table:table-cell>
              <table:table-cell office:value-type="float" office:value="0.0789349880881423">
                <text:p>0.0789349880881423</text:p>
              </table:table-cell>
              <table:table-cell office:value-type="float" office:value="4">
                <text:p>4</text:p>
              </table:table-cell>
              <table:table-cell office:value-type="float" office:value="0.086865933021662">
                <text:p>0.086865933021662</text:p>
              </table:table-cell>
              <table:table-cell office:value-type="float" office:value="4">
                <text:p>4</text:p>
              </table:table-cell>
              <table:table-cell office:value-type="float" office:value="0.0676366487158113">
                <text:p>0.0676366487158113</text:p>
              </table:table-cell>
              <table:table-cell office:value-type="float" office:value="0.0000264530641926164">
                <text:p>0.0000264530641926164</text:p>
              </table:table-cell>
              <table:table-cell office:value-type="float" office:value="0.0000264530641926164">
                <text:p>0.0000264530641926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10373057481371">
                <text:p>0.110373057481371</text:p>
              </table:table-cell>
              <table:table-cell office:value-type="float" office:value="0.0000341605889924731">
                <text:p>0.0000341605889924731</text:p>
              </table:table-cell>
              <table:table-cell office:value-type="float" office:value="0.0000341605889924731">
                <text:p>0.0000341605889924731</text:p>
              </table:table-cell>
              <table:table-cell office:value-type="float" office:value="5">
                <text:p>5</text:p>
              </table:table-cell>
              <table:table-cell office:value-type="float" office:value="0.120992667298439">
                <text:p>0.120992667298439</text:p>
              </table:table-cell>
              <table:table-cell office:value-type="float" office:value="5">
                <text:p>5</text:p>
              </table:table-cell>
              <table:table-cell office:value-type="float" office:value="0.125449850717416">
                <text:p>0.125449850717416</text:p>
              </table:table-cell>
              <table:table-cell office:value-type="float" office:value="5">
                <text:p>5</text:p>
              </table:table-cell>
              <table:table-cell office:value-type="float" office:value="0.0979436443301267">
                <text:p>0.0979436443301267</text:p>
              </table:table-cell>
              <table:table-cell office:value-type="float" office:value="0.0000320781278526909">
                <text:p>0.0000320781278526909</text:p>
              </table:table-cell>
              <table:table-cell office:value-type="float" office:value="0.0000320781278526909">
                <text:p>0.0000320781278526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9544637280018">
                <text:p>0.149544637280018</text:p>
              </table:table-cell>
              <table:table-cell office:value-type="float" office:value="0.0000401628319675361">
                <text:p>0.0000401628319675361</text:p>
              </table:table-cell>
              <table:table-cell office:value-type="float" office:value="0.0000401628319675361">
                <text:p>0.0000401628319675361</text:p>
              </table:table-cell>
              <table:table-cell office:value-type="float" office:value="6">
                <text:p>6</text:p>
              </table:table-cell>
              <table:table-cell office:value-type="float" office:value="0.167945390849447">
                <text:p>0.167945390849447</text:p>
              </table:table-cell>
              <table:table-cell office:value-type="float" office:value="6">
                <text:p>6</text:p>
              </table:table-cell>
              <table:table-cell office:value-type="float" office:value="0.171551349843198">
                <text:p>0.171551349843198</text:p>
              </table:table-cell>
              <table:table-cell office:value-type="float" office:value="6">
                <text:p>6</text:p>
              </table:table-cell>
              <table:table-cell office:value-type="float" office:value="0.146414018455536">
                <text:p>0.146414018455536</text:p>
              </table:table-cell>
              <table:table-cell office:value-type="float" office:value="0.0000397083603062699">
                <text:p>0.0000397083603062699</text:p>
              </table:table-cell>
              <table:table-cell office:value-type="float" office:value="0.0000397083603062699">
                <text:p>0.0000397083603062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0727020215792">
                <text:p>0.20727020215792</text:p>
              </table:table-cell>
              <table:table-cell office:value-type="float" office:value="0.0000479911409147481">
                <text:p>0.0000479911409147481</text:p>
              </table:table-cell>
              <table:table-cell office:value-type="float" office:value="0.0000479911409147481">
                <text:p>0.0000479911409147481</text:p>
              </table:table-cell>
              <table:table-cell office:value-type="float" office:value="7">
                <text:p>7</text:p>
              </table:table-cell>
              <table:table-cell office:value-type="float" office:value="0.218653646041358">
                <text:p>0.218653646041358</text:p>
              </table:table-cell>
              <table:table-cell office:value-type="float" office:value="7">
                <text:p>7</text:p>
              </table:table-cell>
              <table:table-cell office:value-type="float" office:value="0.212699258776732">
                <text:p>0.212699258776732</text:p>
              </table:table-cell>
              <table:table-cell office:value-type="float" office:value="7">
                <text:p>7</text:p>
              </table:table-cell>
              <table:table-cell office:value-type="float" office:value="0.194313169646333">
                <text:p>0.194313169646333</text:p>
              </table:table-cell>
              <table:table-cell office:value-type="float" office:value="0.0000463116141591265">
                <text:p>0.0000463116141591265</text:p>
              </table:table-cell>
              <table:table-cell office:value-type="float" office:value="0.0000463116141591265">
                <text:p>0.0000463116141591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57605604869312">
                <text:p>0.257605604869312</text:p>
              </table:table-cell>
              <table:table-cell office:value-type="float" office:value="0.0000542059441711954">
                <text:p>0.0000542059441711954</text:p>
              </table:table-cell>
              <table:table-cell office:value-type="float" office:value="0.0000542059441711954">
                <text:p>0.0000542059441711954</text:p>
              </table:table-cell>
              <table:table-cell office:value-type="float" office:value="8">
                <text:p>8</text:p>
              </table:table-cell>
              <table:table-cell office:value-type="float" office:value="0.286482791876299">
                <text:p>0.286482791876299</text:p>
              </table:table-cell>
              <table:table-cell office:value-type="float" office:value="8">
                <text:p>8</text:p>
              </table:table-cell>
              <table:table-cell office:value-type="float" office:value="0.280640257662735">
                <text:p>0.280640257662735</text:p>
              </table:table-cell>
              <table:table-cell office:value-type="float" office:value="8">
                <text:p>8</text:p>
              </table:table-cell>
              <table:table-cell office:value-type="float" office:value="0.263184600851394">
                <text:p>0.263184600851394</text:p>
              </table:table-cell>
              <table:table-cell office:value-type="float" office:value="0.0000548695612190736">
                <text:p>0.0000548695612190736</text:p>
              </table:table-cell>
              <table:table-cell office:value-type="float" office:value="0.0000548695612190736">
                <text:p>0.0000548695612190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30589573463057">
                <text:p>0.330589573463057</text:p>
              </table:table-cell>
              <table:table-cell office:value-type="float" office:value="0.000062593006650574">
                <text:p>0.000062593006650574</text:p>
              </table:table-cell>
              <table:table-cell office:value-type="float" office:value="0.000062593006650574">
                <text:p>0.000062593006650574</text:p>
              </table:table-cell>
              <table:table-cell office:value-type="float" office:value="9">
                <text:p>9</text:p>
              </table:table-cell>
              <table:table-cell office:value-type="float" office:value="0.364995175554451">
                <text:p>0.364995175554451</text:p>
              </table:table-cell>
              <table:table-cell office:value-type="float" office:value="9">
                <text:p>9</text:p>
              </table:table-cell>
              <table:table-cell office:value-type="float" office:value="0.354249316723894">
                <text:p>0.354249316723894</text:p>
              </table:table-cell>
              <table:table-cell office:value-type="float" office:value="9">
                <text:p>9</text:p>
              </table:table-cell>
              <table:table-cell office:value-type="float" office:value="0.32989392126109">
                <text:p>0.32989392126109</text:p>
              </table:table-cell>
              <table:table-cell office:value-type="float" office:value="0.0000625156447735001">
                <text:p>0.0000625156447735001</text:p>
              </table:table-cell>
              <table:table-cell office:value-type="float" office:value="0.0000625156447735001">
                <text:p>0.0000625156447735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19919065078315">
                <text:p>0.419919065078315</text:p>
              </table:table-cell>
              <table:table-cell office:value-type="float" office:value="0.0000722383818176987">
                <text:p>0.0000722383818176987</text:p>
              </table:table-cell>
              <table:table-cell office:value-type="float" office:value="0.0000722383818176987">
                <text:p>0.0000722383818176987</text:p>
              </table:table-cell>
              <table:table-cell office:value-type="float" office:value="10">
                <text:p>10</text:p>
              </table:table-cell>
              <table:table-cell office:value-type="float" office:value="0.43959082283754">
                <text:p>0.43959082283754</text:p>
              </table:table-cell>
              <table:table-cell office:value-type="float" office:value="10">
                <text:p>10</text:p>
              </table:table-cell>
              <table:table-cell office:value-type="float" office:value="0.453343188352628">
                <text:p>0.453343188352628</text:p>
              </table:table-cell>
              <table:table-cell office:value-type="float" office:value="10">
                <text:p>10</text:p>
              </table:table-cell>
              <table:table-cell office:value-type="float" office:value="0.407066389475138">
                <text:p>0.407066389475138</text:p>
              </table:table-cell>
              <table:table-cell office:value-type="float" office:value="0.0000708804518999312">
                <text:p>0.0000708804518999312</text:p>
              </table:table-cell>
              <table:table-cell office:value-type="float" office:value="0.0000708804518999312">
                <text:p>0.0000708804518999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99885683727656">
                <text:p>0.499885683727656</text:p>
              </table:table-cell>
              <table:table-cell office:value-type="float" office:value="0.0000805315345565223">
                <text:p>0.0000805315345565223</text:p>
              </table:table-cell>
              <table:table-cell office:value-type="float" office:value="0.0000805315345565223">
                <text:p>0.0000805315345565223</text:p>
              </table:table-cell>
              <table:table-cell office:value-type="float" office:value="11">
                <text:p>11</text:p>
              </table:table-cell>
              <table:table-cell office:value-type="float" office:value="0.551126920539516">
                <text:p>0.551126920539516</text:p>
              </table:table-cell>
              <table:table-cell office:value-type="float" office:value="11">
                <text:p>11</text:p>
              </table:table-cell>
              <table:table-cell office:value-type="float" office:value="0.556695057424445">
                <text:p>0.556695057424445</text:p>
              </table:table-cell>
              <table:table-cell office:value-type="float" office:value="11">
                <text:p>11</text:p>
              </table:table-cell>
              <table:table-cell office:value-type="float" office:value="0.49955603150776">
                <text:p>0.49955603150776</text:p>
              </table:table-cell>
              <table:table-cell office:value-type="float" office:value="0.0000804977920732924">
                <text:p>0.0000804977920732924</text:p>
              </table:table-cell>
              <table:table-cell office:value-type="float" office:value="0.0000804977920732924">
                <text:p>0.0000804977920732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